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Standard"/>
      <text:p text:style-name="Standard"/>
      <text:p text:style-name="Standard">D'una part, la senyora Magdalena Pons Sales, amb DNI núm. contractants <text:span text:style-name="T1">11333555</text:span>, amb domicili al carrer de Menorca, 56 de Maó, com a part venedora.</text:p>
      <text:p text:style-name="Standard"/>
      <text:p text:style-name="Standard">I de l'altra, el senyor Jesús Amengual Florit, amb DNI núm. 25252525, amb domicili al carrer Major, 24, des Mercadal, com a part compradora.</text:p>
      <text:p text:style-name="Standard"/>
      <text:p text:style-name="Standard">Les dues parts actuen en nom propi i es reconeixen recíprocament la capacitat legal necessària per contractar.</text:p>
      <text:p text:style-name="Standard"/>
      <text:p text:style-name="Standard"/>
      <text:p text:style-name="P2">MANIFESTEN</text:p>
      <text:p text:style-name="Standard"/>
      <text:p text:style-name="Standard">1. Que la senyora Magdalena Pons Sales és propietària de l'habitatge situat al número 22 del carrer de Ferreries, 33 de Maó.</text:p>
      <text:p text:style-name="Standard"/>
      <text:p text:style-name="Standard">2. Que el dit habitatge està lliure de càrregues i d'arrendaments.</text:p>
      <text:p text:style-name="Standard"/>
      <text:p text:style-name="Standard">3. Que la senyora Pons vol vendre l'habitatge esmentat i el senyor Amengual vol comprar-lo, per la qual cosa formalitzen aquest contracte de compravenda, que es regeix pels pactes segü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09:29.237724206</meta:creation-date>
    <dc:date>2024-11-19T08:14:35.742243981</dc:date>
    <meta:editing-duration>PT5M7S</meta:editing-duration>
    <meta:editing-cycles>1</meta:editing-cycles>
    <meta:document-statistic meta:table-count="0" meta:image-count="0" meta:object-count="0" meta:page-count="1" meta:paragraph-count="8" meta:word-count="133" meta:character-count="809" meta:non-whitespace-character-count="684"/>
    <meta:generator>LibreOffice/24.2.6.2$Linux_X86_64 LibreOffice_project/420$Build-2</meta:generator>
  </office:meta>
</office:document-meta>
</file>